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72000000517B1F80187E366D18.png" manifest:media-type="image/png"/>
  <manifest:file-entry manifest:full-path="Pictures/1000000000000075000000504A005EB083E9FD8F.png" manifest:media-type="image/png"/>
  <manifest:file-entry manifest:full-path="Pictures/10000201000000110000000F785FB7E48366FD25.png" manifest:media-type="image/png"/>
  <manifest:file-entry manifest:full-path="Pictures/100000000000004500000039FD8968F574A928B5.png" manifest:media-type="image/png"/>
  <manifest:file-entry manifest:full-path="Pictures/100009AB000001470000012FED1C954E8589448B.svg" manifest:media-type="image/svg+xml"/>
  <manifest:file-entry manifest:full-path="Pictures/100002010000000F0000000FA2BB9ED1C58D15EB.png" manifest:media-type="image/png"/>
  <manifest:file-entry manifest:full-path="Pictures/100006CB0000011F0000012FB0AE51E13C7CF25C.svg" manifest:media-type="image/svg+xml"/>
  <manifest:file-entry manifest:full-path="Pictures/1000000000000075000000502386C5318B5AFC29.png" manifest:media-type="image/png"/>
  <manifest:file-entry manifest:full-path="Pictures/1000000000000074000000500C0C849EB3B7600B.png" manifest:media-type="image/png"/>
  <manifest:file-entry manifest:full-path="Pictures/100000000000009200000036DCCF4F982EC2C343.png" manifest:media-type="image/png"/>
  <manifest:file-entry manifest:full-path="Pictures/10000000000000740000005024CACAFAFE4DF18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svg:stroke-color="#666666" draw:marker-start-width="0.252cm" draw:marker-end-width="0.252cm" draw:fill="none" draw:fill-color="#ffffff" draw:textarea-horizontal-align="justify" draw:textarea-vertical-align="middle" draw:auto-grow-height="false" fo:min-height="3.083cm" fo:min-width="6.36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7cm" fo:min-width="2.91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44cm" fo:min-width="0.504cm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Dashed_20__28_var_29_" svg:stroke-width="0.035cm" svg:stroke-color="#666666" draw:marker-start-width="0.252cm" draw:marker-end-width="0.252cm" draw:fill="none" draw:fill-color="#ffffff" draw:textarea-horizontal-align="justify" draw:textarea-vertical-align="middle" draw:auto-grow-height="false" fo:min-height="2.563cm" fo:min-width="2.07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16cm" fo:min-width="0.166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Dashed_20__28_var_29_" svg:stroke-width="0.035cm" svg:stroke-color="#666666" draw:marker-start-width="0.252cm" draw:marker-end-width="0.252cm" draw:fill="none" draw:fill-color="#ffffff" draw:textarea-horizontal-align="justify" draw:textarea-vertical-align="middle" draw:auto-grow-height="false" fo:min-height="1.648cm" fo:min-width="1.398cm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Dashed_20__28_var_29_" svg:stroke-width="0.035cm" svg:stroke-color="#666666" draw:marker-start-width="0.252cm" draw:marker-end-width="0.252cm" draw:fill="none" draw:fill-color="#ffffff" draw:textarea-horizontal-align="justify" draw:textarea-vertical-align="middle" draw:auto-grow-height="false" fo:min-height="3.084cm" fo:min-width="6.1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7cm" fo:min-width="2.422cm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-color="#ffff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81cm" draw:marker-start-width="0.321cm" draw:marker-end="Symmetric_20_Arrow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4" style:family="graphic" style:parent-style-name="standard">
      <style:graphic-properties draw:stroke="none" draw:marker-end="Symmetric_20_Arrow" draw:fill-color="#cccccc" draw:textarea-horizontal-align="justify" draw:textarea-vertical-align="middle" draw:auto-grow-height="false" fo:min-height="0.048cm" fo:min-width="0cm"/>
    </style:style>
    <style:style style:name="gr15" style:family="graphic" style:parent-style-name="objectwithoutfill">
      <style:graphic-properties svg:stroke-width="0.035cm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735cm" svg:height="4.739cm" draw:transform="rotate (0.483805268652828) translate (1.645cm 7.1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878cm" svg:height="1.655cm" draw:transform="rotate (0.493579112463996) translate (4.411cm 7.3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468cm" svg:height="1.736cm" draw:transform="skewX (0.000523598775598294) rotate (-0.257086998818765) translate (5.033cm 8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" draw:id="id1" draw:layer="layout" svg:width="0.213cm" svg:height="0.213cm" svg:x="6.859cm" svg:y="6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668cm" svg:height="4.003cm" draw:transform="rotate (-0.196524073774561) translate (4.124cm 7.4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0.213cm" svg:height="0.213cm" svg:x="5.407cm" svg:y="9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9cm" svg:height="0.99cm" svg:x="6.196cm" svg:y="10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708cm" svg:height="2.708cm" svg:x="5.339cm" svg:y="9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0.213cm" svg:height="0.213cm" svg:x="6.582cm" svg:y="10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9.437cm" svg:height="4.738cm" draw:transform="rotate (-3.05694418486807) translate (15.161cm 13.6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4.178cm" svg:height="1.655cm" draw:transform="rotate (-3.05240632881288) translate (12.318cm 12.2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0.213cm" svg:height="0.214cm" draw:transform="rotate (2.73719986590271) translate (10.225cm 11.8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0.877cm" svg:height="0.605cm" svg:x="4.33cm" svg:y="6.455cm">
          <draw:image xlink:href="Pictures/10000000000000740000005024CACAFAFE4DF18A.png" xlink:type="simple" xlink:show="embed" xlink:actuate="onLoad" loext:mime-type="image/png">
            <text:p/>
          </draw:image>
          <svg:title>TexMaths</svg:title>
          <svg:desc>18§display§f_{X_3}§png§600§FALSE§</svg:desc>
        </draw:frame>
        <draw:frame draw:style-name="gr10" draw:text-style-name="P4" draw:layer="layout" svg:width="0.877cm" svg:height="0.605cm" svg:x="6.361cm" svg:y="11.506cm">
          <draw:image xlink:href="Pictures/1000000000000074000000500C0C849EB3B7600B.png" xlink:type="simple" xlink:show="embed" xlink:actuate="onLoad" loext:mime-type="image/png">
            <text:p/>
          </draw:image>
          <svg:title>TexMaths</svg:title>
          <svg:desc>18§display§f_{X_2}§png§600§FALSE§</svg:desc>
        </draw:frame>
        <draw:frame draw:style-name="gr10" draw:text-style-name="P4" draw:layer="layout" svg:width="0.884cm" svg:height="0.605cm" svg:x="10.544cm" svg:y="12.5cm">
          <draw:image xlink:href="Pictures/1000000000000075000000502386C5318B5AFC29.png" xlink:type="simple" xlink:show="embed" xlink:actuate="onLoad" loext:mime-type="image/png">
            <text:p/>
          </draw:image>
          <svg:title>TexMaths</svg:title>
          <svg:desc>18§display§f_{X_4}§png§600§FALSE§</svg:desc>
        </draw:frame>
        <draw:connector draw:style-name="gr11" draw:text-style-name="P5" draw:layer="layout" draw:type="line" svg:x1="6.89cm" svg:y1="7.031cm" svg:x2="5.514cm" svg:y2="9.61cm" draw:start-shape="id1" draw:start-glue-point="7" draw:end-shape="id2" draw:end-glue-point="4" svg:d="M6890 7031l-1376 2579" svg:viewBox="0 0 1377 2580">
          <text:p/>
        </draw:connector>
        <draw:connector draw:style-name="gr11" draw:text-style-name="P5" draw:layer="layout" draw:type="line" svg:x1="5.589cm" svg:y1="9.792cm" svg:x2="6.613cm" svg:y2="10.857cm" draw:start-shape="id2" draw:start-glue-point="9" draw:end-shape="id3" draw:end-glue-point="5" svg:d="M5589 9792l1024 1065" svg:viewBox="0 0 1025 1066">
          <text:p/>
        </draw:connector>
        <draw:connector draw:style-name="gr11" draw:text-style-name="P5" draw:layer="layout" draw:type="line" svg:x1="10.072cm" svg:y1="11.64cm" svg:x2="6.795cm" svg:y2="10.933cm" draw:start-shape="id4" draw:start-glue-point="10" draw:end-shape="id3" draw:end-glue-point="10" svg:d="M10072 11640l-3277-707" svg:viewBox="0 0 3278 708">
          <text:p/>
        </draw:connector>
        <draw:g>
          <svg:title>TexMaths</svg:title>
          <svg:desc>16§display§\theta_c§svg§600§FALSE§</svg:desc>
          <draw:frame draw:style-name="gr10" draw:text-style-name="P4" draw:layer="layout" svg:width="0.458cm" svg:height="0.483cm" svg:x="6.246cm" svg:y="5.651cm">
            <draw:image xlink:href="Pictures/100006CB0000011F0000012FB0AE51E13C7CF25C.svg" xlink:type="simple" xlink:show="embed" xlink:actuate="onLoad" loext:mime-type="image/svg+xml">
              <text:p/>
            </draw:image>
            <draw:image xlink:href="Pictures/100002010000000F0000000FA2BB9ED1C58D15EB.png" xlink:type="simple" xlink:show="embed" xlink:actuate="onLoad" loext:mime-type="image/png"/>
          </draw:frame>
        </draw:g>
        <draw:g>
          <svg:title>TexMaths</svg:title>
          <svg:desc>16§display§\theta_n§svg§600§FALSE§</svg:desc>
          <draw:frame draw:style-name="gr10" draw:text-style-name="P4" draw:layer="layout" svg:width="0.522cm" svg:height="0.483cm" svg:x="7.022cm" svg:y="3.658cm">
            <draw:image xlink:href="Pictures/100009AB000001470000012FED1C954E8589448B.svg" xlink:type="simple" xlink:show="embed" xlink:actuate="onLoad" loext:mime-type="image/svg+xml">
              <text:p/>
            </draw:image>
            <draw:image xlink:href="Pictures/10000201000000110000000F785FB7E48366FD25.png" xlink:type="simple" xlink:show="embed" xlink:actuate="onLoad" loext:mime-type="image/png"/>
          </draw:frame>
        </draw:g>
        <draw:frame draw:style-name="gr10" draw:text-style-name="P4" draw:layer="layout" svg:width="0.862cm" svg:height="0.612cm" svg:x="3.89cm" svg:y="8.93cm">
          <draw:image xlink:href="Pictures/1000000000000072000000517B1F80187E366D18.png" xlink:type="simple" xlink:show="embed" xlink:actuate="onLoad" loext:mime-type="image/png">
            <text:p/>
          </draw:image>
          <svg:title>TexMaths</svg:title>
          <svg:desc>18§display§f_{X_1}§png§600§FALSE§</svg:desc>
        </draw:frame>
        <draw:custom-shape draw:style-name="gr12" draw:text-style-name="P6" draw:layer="layout" svg:width="0.213cm" svg:height="0.214cm" draw:transform="rotate (2.73719986590271) translate (7.109cm 10.8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0.522cm" svg:height="0.43cm" svg:x="7.259cm" svg:y="10.465cm">
          <draw:image xlink:href="Pictures/100000000000004500000039FD8968F574A928B5.png" xlink:type="simple" xlink:show="embed" xlink:actuate="onLoad" loext:mime-type="image/png">
            <text:p/>
          </draw:image>
          <svg:title>TexMaths</svg:title>
          <svg:desc>18§display§X§png§600§FALSE§</svg:desc>
        </draw:frame>
        <draw:custom-shape draw:style-name="gr13" draw:text-style-name="P2" xml:id="id5" draw:id="id5" draw:layer="layout" svg:width="0.42cm" svg:height="0.42cm" svg:x="13.796cm" svg:y="4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9" draw:id="id9" draw:layer="layout" svg:width="0.42cm" svg:height="0.42cm" svg:x="12.815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6" draw:id="id6" draw:layer="layout" svg:width="0.42cm" svg:height="0.42cm" svg:x="12.815cm" svg:y="6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7" draw:id="id7" draw:layer="layout" svg:width="0.421cm" svg:height="0.42cm" svg:x="14.916cm" svg:y="6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8" draw:id="id8" draw:layer="layout" svg:width="0.42cm" svg:height="0.42cm" svg:x="13.936cm" svg:y="8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line" svg:x1="13.857cm" svg:y1="5.269cm" svg:x2="13.174cm" svg:y2="6.091cm" draw:start-shape="id5" draw:start-glue-point="7" draw:end-shape="id6" draw:end-glue-point="11" svg:d="M13857 5269l-683 822" svg:viewBox="0 0 684 823">
          <text:p/>
        </draw:connector>
        <draw:connector draw:style-name="gr15" draw:text-style-name="P5" draw:layer="layout" draw:type="line" svg:x1="14.155cm" svg:y1="5.269cm" svg:x2="14.977cm" svg:y2="6.091cm" draw:start-shape="id5" draw:start-glue-point="9" draw:end-shape="id7" draw:end-glue-point="5" svg:d="M14155 5269l822 822" svg:viewBox="0 0 823 823">
          <text:p/>
        </draw:connector>
        <draw:connector draw:style-name="gr15" draw:text-style-name="P5" draw:layer="layout" draw:type="line" svg:x1="15.127cm" svg:y1="6.45cm" svg:x2="14.146cm" svg:y2="8.412cm" draw:start-shape="id7" draw:start-glue-point="8" draw:end-shape="id8" draw:end-glue-point="4" svg:d="M15127 6450l-981 1962" svg:viewBox="0 0 982 1963">
          <text:p/>
        </draw:connector>
        <draw:connector draw:style-name="gr15" draw:text-style-name="P5" draw:layer="layout" draw:type="line" svg:x1="13.025cm" svg:y1="6.45cm" svg:x2="13.025cm" svg:y2="7.312cm" draw:start-shape="id6" draw:start-glue-point="8" draw:end-shape="id9" draw:end-glue-point="4" svg:d="M13025 6450v862" svg:viewBox="0 0 1 863">
          <text:p/>
        </draw:connector>
        <draw:frame draw:style-name="gr10" draw:text-style-name="P4" draw:layer="layout" svg:width="1.015cm" svg:height="0.376cm" svg:x="14.356cm" svg:y="4.674cm">
          <draw:image xlink:href="Pictures/100000000000009200000036DCCF4F982EC2C343.png" xlink:type="simple" xlink:show="embed" xlink:actuate="onLoad" loext:mime-type="image/png">
            <text:p/>
          </draw:image>
          <svg:title>TexMaths</svg:title>
          <svg:desc>15§display§root§png§600§FALSE§</svg:desc>
        </draw:frame>
        <draw:frame draw:style-name="gr16" draw:text-style-name="P8" draw:layer="layout" svg:width="0.634cm" svg:height="0.45cm" svg:x="12.041cm" svg:y="7.291cm">
          <draw:image xlink:href="Pictures/1000000000000072000000517B1F80187E366D18.png" xlink:type="simple" xlink:show="embed" xlink:actuate="onLoad" loext:mime-type="image/png">
            <text:p/>
          </draw:image>
          <svg:title>TexMaths</svg:title>
          <svg:desc>12§display§f_{X_1}§png§600§FALSE§</svg:desc>
        </draw:frame>
        <draw:frame draw:style-name="gr16" draw:text-style-name="P8" draw:layer="layout" svg:width="0.644cm" svg:height="0.445cm" svg:x="12.031cm" svg:y="6.03cm">
          <draw:image xlink:href="Pictures/10000000000000740000005024CACAFAFE4DF18A.png" xlink:type="simple" xlink:show="embed" xlink:actuate="onLoad" loext:mime-type="image/png">
            <text:p/>
          </draw:image>
          <svg:title>TexMaths</svg:title>
          <svg:desc>12§display§f_{X_3}§png§600§FALSE§</svg:desc>
        </draw:frame>
        <draw:frame draw:style-name="gr16" draw:text-style-name="P8" draw:layer="layout" svg:width="0.65cm" svg:height="0.445cm" svg:x="15.463cm" svg:y="6.028cm">
          <draw:image xlink:href="Pictures/1000000000000075000000504A005EB083E9FD8F.png" xlink:type="simple" xlink:show="embed" xlink:actuate="onLoad" loext:mime-type="image/png">
            <text:p/>
          </draw:image>
          <svg:title>TexMaths</svg:title>
          <svg:desc>12§display§f_{X_4}§png§600§FALSE§</svg:desc>
        </draw:frame>
        <draw:frame draw:style-name="gr16" draw:text-style-name="P8" draw:layer="layout" svg:width="0.644cm" svg:height="0.444cm" svg:x="14.496cm" svg:y="8.412cm">
          <draw:image xlink:href="Pictures/1000000000000074000000500C0C849EB3B7600B.png" xlink:type="simple" xlink:show="embed" xlink:actuate="onLoad" loext:mime-type="image/png">
            <text:p/>
          </draw:image>
          <svg:title>TexMaths</svg:title>
          <svg:desc>12§display§f_{X_2}§png§600§FALSE§</svg:desc>
        </draw:frame>
        <draw:connector draw:style-name="gr15" draw:text-style-name="P5" draw:layer="layout" draw:type="line" svg:x1="13.174cm" svg:y1="7.671cm" svg:x2="13.997cm" svg:y2="8.473cm" draw:start-shape="id9" draw:start-glue-point="9" draw:end-shape="id8" draw:end-glue-point="5" svg:d="M13174 7671l823 802" svg:viewBox="0 0 824 80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9-04T10:25:22.412736989</meta:creation-date>
    <dc:date>2020-09-23T10:52:18.892485777</dc:date>
    <meta:editing-duration>PT1H7M58S</meta:editing-duration>
    <meta:editing-cycles>16</meta:editing-cycles>
    <meta:generator>LibreOffice/6.4.4.2$MacOSX_X86_64 LibreOffice_project/3d775be2011f3886db32dfd395a6a6d1ca2630ff</meta:generator>
    <meta:document-statistic meta:object-count="40"/>
  </office:meta>
</office:document-meta>
</file>